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45.84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14pt" style:font-size-asian="14pt" style:font-size-complex="14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Arial" style:font-name-complex="Ari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2pt" style:font-name-asian="標楷體" style:font-size-asian="12pt" style:font-size-complex="12pt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1" table:number-columns-repeated="251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寒<text:span text:style-name="T1">暑</text:span><text:span text:style-name="T2">假計劃表</text:span><text:span text:style-name="T3">             </text:span><text:span text:style-name="T4">月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日</text:p>
          </table:table-cell>
          <table:table-cell table:style-name="ce7" office:value-type="string" calcext:value-type="string">
            <text:p>星<text:span text:style-name="T5">  </text:span><text:span text:style-name="T6">期</text:span></text:p>
          </table:table-cell>
          <table:table-cell table:style-name="ce7" office:value-type="string" calcext:value-type="string">
            <text:p>上午</text:p>
          </table:table-cell>
          <table:table-cell table:style-name="ce7" office:value-type="string" calcext:value-type="string">
            <text:p>中午</text:p>
          </table:table-cell>
          <table:table-cell table:style-name="ce7" office:value-type="string" calcext:value-type="string">
            <text:p>下午</text:p>
          </table:table-cell>
          <table:table-cell table:style-name="ce11" office:value-type="string" calcext:value-type="string">
            <text:p>特別記事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9" table:number-columns-repeated="4"/>
          <table:table-cell table:style-name="ce1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12:22</meta:creation-date>
    <dc:date>2016-05-13T15:16:21.600000000</dc:date>
    <meta:editing-duration>PT3M17S</meta:editing-duration>
    <meta:editing-cycles>1</meta:editing-cycles>
    <meta:document-statistic meta:table-count="1" meta:cell-count="3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